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settings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60/settings.xml" manifest:media-type="text/xml"/>
  <manifest:file-entry manifest:full-path="Object 560/content.xml" manifest:media-type="text/xml"/>
  <manifest:file-entry manifest:full-path="Object 560/Configurations2/" manifest:media-type="application/vnd.sun.xml.ui.configuration"/>
  <manifest:file-entry manifest:full-path="Object 560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" manifest:version="1.3" manifest:media-type="application/vnd.oasis.opendocument.formula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850/content.xml" manifest:media-type="text/xml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content.xml" manifest:media-type="text/xml"/>
  <manifest:file-entry manifest:full-path="Object 867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515/settings.xml" manifest:media-type="text/xml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868/settings.xml" manifest:media-type="text/xml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14/settings.xml" manifest:media-type="text/xml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568/content.xml" manifest:media-type="text/xml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869/settings.xml" manifest:media-type="text/xml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99/settings.xml" manifest:media-type="text/xml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content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906/content.xml" manifest:media-type="text/xml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style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meta.xml" manifest:media-type="text/xml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Configurations2/" manifest:media-type="application/vnd.sun.xml.ui.configuration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68" manifest:media-type=""/>
  <manifest:file-entry manifest:full-path="ObjectReplacements/Object 267" manifest:media-type=""/>
  <manifest:file-entry manifest:full-path="ObjectReplacements/Object 266" manifest:media-type=""/>
  <manifest:file-entry manifest:full-path="ObjectReplacements/Object 459" manifest:media-type="application/x-openoffice-gdimetafile;windows_formatname=&quot;GDIMetaFile&quot;"/>
  <manifest:file-entry manifest:full-path="ObjectReplacements/Object 903" manifest:media-type=""/>
  <manifest:file-entry manifest:full-path="ObjectReplacements/Object 874" manifest:media-type="application/x-openoffice-gdimetafile;windows_formatname=&quot;GDIMetaFile&quot;"/>
  <manifest:file-entry manifest:full-path="ObjectReplacements/Object 265" manifest:media-type="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264" manifest:media-type=""/>
  <manifest:file-entry manifest:full-path="ObjectReplacements/Object 457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901" manifest:media-type=""/>
  <manifest:file-entry manifest:full-path="ObjectReplacements/Object 263" manifest:media-type=""/>
  <manifest:file-entry manifest:full-path="ObjectReplacements/Object 90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262" manifest:media-type="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261" manifest:media-type="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9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447" manifest:media-type="application/x-openoffice-gdimetafile;windows_formatname=&quot;GDIMetaFile&quot;"/>
  <manifest:file-entry manifest:full-path="ObjectReplacements/Object 253" manifest:media-type=""/>
  <manifest:file-entry manifest:full-path="ObjectReplacements/Object 446" manifest:media-type="application/x-openoffice-gdimetafile;windows_formatname=&quot;GDIMetaFile&quot;"/>
  <manifest:file-entry manifest:full-path="ObjectReplacements/Object 252" manifest:media-type=""/>
  <manifest:file-entry manifest:full-path="ObjectReplacements/Object 445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51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439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566" manifest:media-type=""/>
  <manifest:file-entry manifest:full-path="ObjectReplacements/Object 37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54" manifest:media-type=""/>
  <manifest:file-entry manifest:full-path="ObjectReplacements/Object 448" manifest:media-type="application/x-openoffice-gdimetafile;windows_formatname=&quot;GDIMetaFile&quot;"/>
  <manifest:file-entry manifest:full-path="ObjectReplacements/Object 120" manifest:media-type=""/>
  <manifest:file-entry manifest:full-path="ObjectReplacements/Object 867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383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88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28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209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68" manifest:media-type=""/>
  <manifest:file-entry manifest:full-path="ObjectReplacements/Object 385" manifest:media-type="application/x-openoffice-gdimetafile;windows_formatname=&quot;GDIMetaFile&quot;"/>
  <manifest:file-entry manifest:full-path="ObjectReplacements/Object 39" manifest:media-type=""/>
  <manifest:file-entry manifest:full-path="ObjectReplacements/Object 55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4" manifest:media-type=""/>
  <manifest:file-entry manifest:full-path="ObjectReplacements/Object 122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38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7" manifest:media-type=""/>
  <manifest:file-entry manifest:full-path="ObjectReplacements/Object 30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100" manifest:media-type=""/>
  <manifest:file-entry manifest:full-path="ObjectReplacements/Object 13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6" manifest:media-type="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" manifest:media-type="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6" manifest:media-type=""/>
  <manifest:file-entry manifest:full-path="ObjectReplacements/Object 877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4" manifest:media-type="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98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7" manifest:media-type=""/>
  <manifest:file-entry manifest:full-path="ObjectReplacements/Object 2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"/>
  <manifest:file-entry manifest:full-path="ObjectReplacements/Object 5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99" manifest:media-type=""/>
  <manifest:file-entry manifest:full-path="ObjectReplacements/Object 6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7" manifest:media-type=""/>
  <manifest:file-entry manifest:full-path="ObjectReplacements/Object 879" manifest:media-type="application/x-openoffice-gdimetafile;windows_formatname=&quot;GDIMetaFile&quot;"/>
  <manifest:file-entry manifest:full-path="ObjectReplacements/Object 908" manifest:media-type="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05" manifest:media-type=""/>
  <manifest:file-entry manifest:full-path="ObjectReplacements/Object 8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40" manifest:media-type=""/>
  <manifest:file-entry manifest:full-path="ObjectReplacements/Object 20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856" manifest:media-type=""/>
  <manifest:file-entry manifest:full-path="ObjectReplacements/Object 855" manifest:media-type=""/>
  <manifest:file-entry manifest:full-path="ObjectReplacements/Object 18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"/>
  <manifest:file-entry manifest:full-path="ObjectReplacements/Object 528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"/>
  <manifest:file-entry manifest:full-path="ObjectReplacements/Object 527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49" manifest:media-type=""/>
  <manifest:file-entry manifest:full-path="ObjectReplacements/Object 7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9" manifest:media-type=""/>
  <manifest:file-entry manifest:full-path="ObjectReplacements/Object 835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213" manifest:media-type="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0" manifest:media-type=""/>
  <manifest:file-entry manifest:full-path="ObjectReplacements/Object 83" manifest:media-type=""/>
  <manifest:file-entry manifest:full-path="ObjectReplacements/Object 90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181" manifest:media-type="application/x-openoffice-gdimetafile;windows_formatname=&quot;GDIMetaFile&quot;"/>
  <manifest:file-entry manifest:full-path="ObjectReplacements/Object 210" manifest:media-type=""/>
  <manifest:file-entry manifest:full-path="ObjectReplacements/Object 97" manifest:media-type=""/>
  <manifest:file-entry manifest:full-path="ObjectReplacements/Object 182" manifest:media-type="application/x-openoffice-gdimetafile;windows_formatname=&quot;GDIMetaFile&quot;"/>
  <manifest:file-entry manifest:full-path="ObjectReplacements/Object 211" manifest:media-type="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493" manifest:media-type=""/>
  <manifest:file-entry manifest:full-path="ObjectReplacements/Object 522" manifest:media-type="application/x-openoffice-gdimetafile;windows_formatname=&quot;GDIMetaFile&quot;"/>
  <manifest:file-entry manifest:full-path="ObjectReplacements/Object 107" manifest:media-type=""/>
  <manifest:file-entry manifest:full-path="ObjectReplacements/Object 881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910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08" manifest:media-type=""/>
  <manifest:file-entry manifest:full-path="ObjectReplacements/Object 882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09" manifest:media-type=""/>
  <manifest:file-entry manifest:full-path="ObjectReplacements/Object 883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117" manifest:media-type=""/>
  <manifest:file-entry manifest:full-path="ObjectReplacements/Object 89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119" manifest:media-type=""/>
  <manifest:file-entry manifest:full-path="ObjectReplacements/Object 507" manifest:media-type="application/x-openoffice-gdimetafile;windows_formatname=&quot;GDIMetaFile&quot;"/>
  <manifest:file-entry manifest:full-path="ObjectReplacements/Object 893" manifest:media-type=""/>
  <manifest:file-entry manifest:full-path="ObjectReplacements/Object 47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208" manifest:media-type=""/>
  <manifest:file-entry manifest:full-path="ObjectReplacements/Object 179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application/x-openoffice-gdimetafile;windows_formatname=&quot;GDIMetaFile&quot;"/>
  <manifest:file-entry manifest:full-path="ObjectReplacements/Object 241" manifest:media-type=""/>
  <manifest:file-entry manifest:full-path="ObjectReplacements/Object 85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3" manifest:media-type=""/>
  <manifest:file-entry manifest:full-path="ObjectReplacements/Object 437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245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settings.xml" manifest:media-type="text/xml"/>
  <manifest:file-entry manifest:full-path="Object 838/content.xml" manifest:media-type="text/xml"/>
  <manifest:file-entry manifest:full-path="Object 838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content.xml" manifest:media-type="text/xml"/>
  <manifest:file-entry manifest:full-path="Object 741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</text:span><text:span text:style-name="T5">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</text:span><text:span text:style-name="T6">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6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07T10:58:41.296052459</dc:date>
    <meta:editing-duration>P5DT19H19M54S</meta:editing-duration>
    <meta:editing-cycles>506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1868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